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paragraph-rsid="0011dd7b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fo:font-weight="bold" officeooo:rsid="00246601" officeooo:paragraph-rsid="00246601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4pt" fo:font-weight="bold" officeooo:paragraph-rsid="0011dd7b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style="normal" fo:font-weight="bold" officeooo:rsid="002dd5cb" officeooo:paragraph-rsid="002dd5cb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officeooo:paragraph-rsid="0011dd7b"/>
    </style:style>
    <style:style style:name="P7" style:family="paragraph" style:parent-style-name="Text_20_body">
      <style:text-properties fo:font-weight="bold" officeooo:rsid="0012d33a" officeooo:paragraph-rsid="0012d33a" style:font-weight-asian="bold" style:font-weight-complex="bold"/>
    </style:style>
    <style:style style:name="P8" style:family="paragraph" style:parent-style-name="Text_20_body">
      <style:text-properties fo:font-weight="bold" officeooo:rsid="00246601" officeooo:paragraph-rsid="00266eee" style:font-weight-asian="bold" style:font-weight-complex="bold"/>
    </style:style>
    <style:style style:name="P9" style:family="paragraph" style:parent-style-name="Text_20_body">
      <style:text-properties fo:font-weight="bold" officeooo:rsid="002e9c8e" officeooo:paragraph-rsid="002e9c8e" style:font-weight-asian="bold" style:font-weight-complex="bold"/>
    </style:style>
    <style:style style:name="P10" style:family="paragraph" style:parent-style-name="Text_20_body">
      <style:text-properties fo:font-weight="bold" officeooo:rsid="00316673" officeooo:paragraph-rsid="00316673" style:font-weight-asian="bold" style:font-weight-complex="bold"/>
    </style:style>
    <style:style style:name="P11" style:family="paragraph" style:parent-style-name="Text_20_body">
      <style:text-properties fo:font-weight="bold" officeooo:rsid="00255ffd" officeooo:paragraph-rsid="001436b0" style:font-weight-asian="bold" style:font-weight-complex="bold"/>
    </style:style>
    <style:style style:name="P12" style:family="paragraph" style:parent-style-name="Text_20_body">
      <style:text-properties fo:font-weight="normal" officeooo:rsid="001436b0" officeooo:paragraph-rsid="001436b0" style:font-weight-asian="normal" style:font-weight-complex="normal"/>
    </style:style>
    <style:style style:name="P13" style:family="paragraph" style:parent-style-name="Text_20_body">
      <style:text-properties fo:font-weight="normal" officeooo:rsid="001436b0" officeooo:paragraph-rsid="001514f1" style:font-weight-asian="normal" style:font-weight-complex="normal"/>
    </style:style>
    <style:style style:name="P14" style:family="paragraph" style:parent-style-name="Text_20_body">
      <style:text-properties fo:font-weight="normal" officeooo:rsid="002e9c8e" officeooo:paragraph-rsid="002e9c8e" style:font-weight-asian="normal" style:font-weight-complex="normal"/>
    </style:style>
    <style:style style:name="P15" style:family="paragraph" style:parent-style-name="Text_20_body">
      <style:text-properties fo:font-weight="normal" officeooo:rsid="00337e38" officeooo:paragraph-rsid="00337e38" style:font-weight-asian="normal" style:font-weight-complex="normal"/>
    </style:style>
    <style:style style:name="P16" style:family="paragraph" style:parent-style-name="Text_20_body">
      <style:text-properties fo:font-weight="normal" officeooo:rsid="00359776" officeooo:paragraph-rsid="00359776" style:font-weight-asian="normal" style:font-weight-complex="normal"/>
    </style:style>
    <style:style style:name="P17" style:family="paragraph" style:parent-style-name="Text_20_body">
      <style:text-properties fo:font-weight="normal" officeooo:rsid="00359776" officeooo:paragraph-rsid="003ab84a" style:font-weight-asian="normal" style:font-weight-complex="normal"/>
    </style:style>
    <style:style style:name="P18" style:family="paragraph" style:parent-style-name="Text_20_body">
      <style:text-properties fo:font-weight="normal" officeooo:rsid="00388e6d" officeooo:paragraph-rsid="00388e6d" style:font-weight-asian="normal" style:font-weight-complex="normal"/>
    </style:style>
    <style:style style:name="P19" style:family="paragraph" style:parent-style-name="Text_20_body">
      <style:text-properties fo:font-weight="normal" officeooo:rsid="003ab84a" officeooo:paragraph-rsid="003ab84a" style:font-weight-asian="normal" style:font-weight-complex="normal"/>
    </style:style>
    <style:style style:name="P20" style:family="paragraph" style:parent-style-name="Text_20_body">
      <style:text-properties officeooo:rsid="001783ed" officeooo:paragraph-rsid="001a18aa"/>
    </style:style>
    <style:style style:name="P21" style:family="paragraph" style:parent-style-name="Text_20_body">
      <style:text-properties officeooo:rsid="001cffc9" officeooo:paragraph-rsid="001cffc9"/>
    </style:style>
    <style:style style:name="P22" style:family="paragraph" style:parent-style-name="Text_20_body">
      <style:text-properties officeooo:rsid="001e06de" officeooo:paragraph-rsid="001e06de"/>
    </style:style>
    <style:style style:name="P23" style:family="paragraph" style:parent-style-name="Text_20_body">
      <style:text-properties officeooo:paragraph-rsid="0027d814"/>
    </style:style>
    <style:style style:name="P24" style:family="paragraph" style:parent-style-name="Text_20_body">
      <style:text-properties officeooo:paragraph-rsid="001436b0"/>
    </style:style>
    <style:style style:name="P25" style:family="paragraph" style:parent-style-name="Text_20_body">
      <style:text-properties officeooo:rsid="002a77a7" officeooo:paragraph-rsid="002a77a7"/>
    </style:style>
    <style:style style:name="P26" style:family="paragraph" style:parent-style-name="Text_20_body">
      <style:text-properties officeooo:rsid="002d1e47" officeooo:paragraph-rsid="002d1e47"/>
    </style:style>
    <style:style style:name="P27" style:family="paragraph" style:parent-style-name="Text_20_body">
      <style:text-properties fo:font-style="normal" fo:font-weight="normal" officeooo:rsid="003ab84a" officeooo:paragraph-rsid="003ab84a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paragraph-rsid="003b6a53"/>
    </style:style>
    <style:style style:name="P29" style:family="paragraph" style:parent-style-name="Text_20_body">
      <style:text-properties fo:font-style="italic" fo:font-weight="normal" officeooo:rsid="001436b0" officeooo:paragraph-rsid="001436b0" style:font-style-asian="italic" style:font-weight-asian="normal" style:font-style-complex="italic" style:font-weight-complex="normal"/>
    </style:style>
    <style:style style:name="P30" style:family="paragraph" style:parent-style-name="Text_20_body">
      <style:text-properties fo:font-style="italic" officeooo:rsid="002d1e47" officeooo:paragraph-rsid="002d1e47" style:font-style-asian="italic" style:font-style-complex="italic"/>
    </style:style>
    <style:style style:name="P31" style:family="paragraph" style:parent-style-name="Text_20_body">
      <style:paragraph-properties fo:margin-left="0in" fo:margin-right="0in" fo:text-indent="0in" style:auto-text-indent="false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paragraph-rsid="00176e04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fo:font-style="italic" fo:font-weight="normal" officeooo:rsid="001514f1" officeooo:paragraph-rsid="001514f1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8aa" style:font-weight-asian="bold" style:font-weight-complex="bold"/>
    </style:style>
    <style:style style:name="T3" style:family="text">
      <style:text-properties fo:font-weight="bold" officeooo:rsid="0023b1a9" style:font-weight-asian="bold" style:font-weight-complex="bold"/>
    </style:style>
    <style:style style:name="T4" style:family="text">
      <style:text-properties fo:font-weight="bold" officeooo:rsid="00266eee" style:font-weight-asian="bold" style:font-weight-complex="bold"/>
    </style:style>
    <style:style style:name="T5" style:family="text">
      <style:text-properties fo:font-weight="bold" officeooo:rsid="00255ffd" style:font-weight-asian="bold" style:font-weight-complex="bold"/>
    </style:style>
    <style:style style:name="T6" style:family="text">
      <style:text-properties fo:font-weight="bold" officeooo:rsid="001436b0" style:font-weight-asian="bold" style:font-weight-complex="bold"/>
    </style:style>
    <style:style style:name="T7" style:family="text">
      <style:text-properties fo:font-weight="bold" officeooo:rsid="003b6a53" style:font-weight-asian="bold" style:font-weight-complex="bold"/>
    </style:style>
    <style:style style:name="T8" style:family="text">
      <style:text-properties fo:font-weight="bold" officeooo:rsid="003d7cfa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514f1" style:font-style-asian="italic" style:font-style-complex="italic"/>
    </style:style>
    <style:style style:name="T11" style:family="text">
      <style:text-properties fo:font-style="italic" officeooo:rsid="00176e04" style:font-style-asian="italic" style:font-style-complex="italic"/>
    </style:style>
    <style:style style:name="T12" style:family="text">
      <style:text-properties fo:font-style="italic" officeooo:rsid="001a18aa" style:font-style-asian="italic" style:font-style-complex="italic"/>
    </style:style>
    <style:style style:name="T13" style:family="text">
      <style:text-properties fo:font-style="italic" officeooo:rsid="003ab84a" style:font-style-asian="italic" style:font-style-complex="italic"/>
    </style:style>
    <style:style style:name="T14" style:family="text">
      <style:text-properties fo:font-style="italic" officeooo:rsid="003b6a53" style:font-style-asian="italic" style:font-style-complex="italic"/>
    </style:style>
    <style:style style:name="T15" style:family="text">
      <style:text-properties officeooo:rsid="00106636"/>
    </style:style>
    <style:style style:name="T16" style:family="text">
      <style:text-properties officeooo:rsid="00176e04"/>
    </style:style>
    <style:style style:name="T17" style:family="text">
      <style:text-properties officeooo:rsid="001a18aa"/>
    </style:style>
    <style:style style:name="T18" style:family="text">
      <style:text-properties officeooo:rsid="00260c5b"/>
    </style:style>
    <style:style style:name="T19" style:family="text">
      <style:text-properties officeooo:rsid="00266eee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31b6fb"/>
    </style:style>
    <style:style style:name="T22" style:family="text">
      <style:text-properties officeooo:rsid="003a60f1"/>
    </style:style>
    <style:style style:name="T23" style:family="text">
      <style:text-properties officeooo:rsid="003ab84a"/>
    </style:style>
    <style:style style:name="T24" style:family="text">
      <style:text-properties officeooo:rsid="003b6a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ainers</text:p>
      <text:p text:style-name="Text_20_body"/>
      <text:p text:style-name="Text_20_body"/>
      <text:p text:style-name="P3">1. General differences between Qt and STL containers</text:p>
      <text:p text:style-name="P23"/>
      <text:p text:style-name="P23">Qt containers are implicitly shared, so copies are shallow</text:p>
      <text:p text:style-name="P11"/>
      <text:p text:style-name="P24"><text:span text:style-name="T5">a. </text:span><text:span text:style-name="T6">STL Features Lacking in Qt</text:span></text:p>
      <text:p text:style-name="P12">* in Qt, there is no <text:span text:style-name="T9">rbegin()/rend():</text:span></text:p>
      <text:p text:style-name="P29"/>
      <text:p text:style-name="P13"><text:span text:style-name="T9"><text:tab/></text:span><text:span text:style-name="T10">const QVector&lt;int&gt; v = ...;</text:span></text:p>
      <text:p text:style-name="P33">auto it = v.end(), end = v.begin();</text:p>
      <text:p text:style-name="P33">while ( it != end ) {</text:p>
      <text:p text:style-name="P33"><text:s text:c="4"/>--it;</text:p>
      <text:p text:style-name="P33"><text:s text:c="3"/>std::cout &lt;&lt; *it &lt;&lt; std::endl;</text:p>
      <text:p text:style-name="P33">}</text:p>
      <text:p text:style-name="P31"/>
      <text:p text:style-name="P32">* <text:span text:style-name="T16">Qt containers only have range-erase, no range-insertion like this:</text:span></text:p>
      <text:p text:style-name="P32"><text:tab/><text:span text:style-name="T11">std::vector&lt;S&gt; v( s.begin(), s.end() ) ;</text:span></text:p>
      <text:p text:style-name="Text_20_body"/>
      <text:p text:style-name="P7"><text:span text:style-name="T18">b. </text:span>QTypeInfo</text:p>
      <text:p text:style-name="P20">- traits class that Qt uses to enable certain optimisations, mostly in the Qt containers:</text:p>
      <text:p text:style-name="P20"><text:span text:style-name="T17">1. leave the memory uninitialised for POD types (Flags = </text:span><text:span text:style-name="T2">Q_PRIMITIVE_TYPE</text:span><text:span text:style-name="T17">)</text:span></text:p>
      <text:p text:style-name="P20"><text:span text:style-name="T17">2. use </text:span><text:span text:style-name="T12">std::memcpy()</text:span><text:span text:style-name="T17"> instead of the copy constructor to move instances around (Flags = </text:span><text:span text:style-name="T2">Q_MOVABLE_TYPE</text:span><text:span text:style-name="T17">)</text:span></text:p>
      <text:p text:style-name="P20"/>
      <text:p text:style-name="P21">Q_PRIMITIVE_TYPE is the correct one for all PODs</text:p>
      <text:p text:style-name="P21">Q_MOVABLE_TYPE is the correct one for almost all other types.</text:p>
      <text:p text:style-name="Text_20_body"/>
      <text:p text:style-name="Text_20_body"><text:span text:style-name="T4">c</text:span><text:span text:style-name="T3">. </text:span><text:span text:style-name="T1">Iterators</text:span>:</text:p>
      <text:p text:style-name="Text_20_body">- The fundamental difference between the STL- and Java-style iterators is that STL iterators point <text:span text:style-name="T9">onto</text:span> elements while Java-style iterators conceptually point <text:span text:style-name="T9">between</text:span> elements (such iterators can never (conceptually) become invalid)</text:p>
      <text:p text:style-name="Text_20_body">The Java-style iterators are implemented on top of the STL-compatible ones, so by definition they cannot be more efficient </text:p>
      <text:p text:style-name="Text_20_body"/>
      <text:p text:style-name="Text_20_body"/>
      <text:p text:style-name="Text_20_body"/>
      <text:p text:style-name="Text_20_body"><text:soft-page-break/></text:p>
      <text:p text:style-name="P8"><text:span text:style-name="T19">d</text:span>. <text:span text:style-name="T19">Associative Container Insertions</text:span></text:p>
      <text:p text:style-name="P25">STL <text:span text:style-name="T9">insert() </text:span><text:span text:style-name="T20">inserts if and only if the key is not already present in the container</text:span></text:p>
      <text:p text:style-name="P26"><text:span text:style-name="T20">Qt associative containers, however, do the opposite and replace the old value on </text:span><text:span text:style-name="T9">insert()</text:span></text:p>
      <text:p text:style-name="P30"/>
      <text:p text:style-name="P5">2. Container-specific discussion</text:p>
      <text:p text:style-name="Text_20_body"/>
      <text:p text:style-name="P9">a. Q<text:span text:style-name="T21">V</text:span>ector</text:p>
      <text:p text:style-name="P14">The default container should be vector (std or Q).</text:p>
      <text:p text:style-name="P10"/>
      <text:p text:style-name="P10">b. QList </text:p>
      <text:p text:style-name="P15">- implemented as a so-called array list, effectively a contiguous chunk of void*s</text:p>
      <text:p text:style-name="P16">- The void* slots contain pointers to the individual elements (which are copy-constructed into dynamic memory, ie. with <text:span text:style-name="T1">new</text:span>), <text:span text:style-name="T9">unless</text:span> the element type is <text:span text:style-name="T9">movable</text:span>, i.e. declared to be Q_MOVABLE_TYPE, and <text:span text:style-name="T9">small enough</text:span>, i.e. not larger than a void*, in which case the element is placed directly into the void* slot.</text:p>
      <text:p text:style-name="P16"/>
      <text:p text:style-name="P18">allows reasonably fast insertions in the middle and reasonably efficient growing of the container (only the pointers need to be moved, not the data itsel<text:span text:style-name="T22">f)</text:span></text:p>
      <text:p text:style-name="P19">a real memory <text:span text:style-name="T9">waster:</text:span></text:p>
      <text:p text:style-name="P27">* <text:s/>if the element type is <text:span text:style-name="T9">movable</text:span> and <text:span text:style-name="T9">small enough</text:span> (see above), <text:span text:style-name="T1">QList</text:span> wastes memory when the element type's size is less than <text:span text:style-name="T9">sizeof(void*)</text:span></text:p>
      <text:p text:style-name="P17">* <text:span text:style-name="T23"><text:s/>if the element type is either not </text:span><text:span text:style-name="T13">movable</text:span><text:span text:style-name="T23"> or</text:span><text:span text:style-name="T13"> too large</text:span><text:span text:style-name="T23"> (</text:span><text:span text:style-name="T13">sizeof(T) &gt; sizeof(void*)</text:span><text:span text:style-name="T23">), it is allocated on the heap. So per element, you pay for the heap allocation overhead (depends on the allocator, between zero and a dozen or two bytes, usually), plus the 4/8 bytes it takes to hold the pointer.</text:span></text:p>
      <text:p text:style-name="P17"/>
      <text:p text:style-name="P19">Only if the element type is <text:span text:style-name="T9">movable</text:span> and of <text:span text:style-name="T9">size sizeof(void*)</text:span>, is QList a good container. </text:p>
      <text:p text:style-name="P15"/>
      <text:p text:style-name="P1"><text:span text:style-name="T8">3. </text:span><text:span text:style-name="T1">Guidelines</text:span></text:p>
      <text:p text:style-name="P4"/>
      <text:p text:style-name="P6">* <text:span text:style-name="T9">QList</text:span> has nothing to do with <text:span text:style-name="T9">std::list</text:span>, and <text:span text:style-name="T9">QSet</text:span> has nothing to do with <text:span text:style-name="T9">std::set</text:span>.</text:p>
      <text:p text:style-name="P6">* Be aware of the two Qt container APIs, Qt-ish and STL-compatible, and avoid mixing their use in the same project.</text:p>
      <text:p text:style-name="P6">* Prefer member-swap over assignment wherever possible to express move semantics. </text:p>
      <text:p text:style-name="P6"><text:tab/>Use C++11 rvalue move semantics if the class and the compiler support them.</text:p>
      <text:p text:style-name="P6"/>
      <text:p text:style-name="P6">to prevent "hidden detaches" (container assumes the worst and pre-emptiv<text:span text:style-name="T15">ely</text:span> detaches = deep copy):</text:p>
      <text:p text:style-name="P6">* Always use <text:span text:style-name="T9">constBegin</text:span>()/<text:span text:style-name="T9">constEnd</text:span>() (<text:span text:style-name="T9">cbegin</text:span>()/<text:span text:style-name="T9">cend</text:span>()) when assigning the result to a <text:soft-page-break/>const_iterator</text:p>
      <text:p text:style-name="P6">* use <text:span text:style-name="T9">at</text:span>() instead of []</text:p>
      <text:p text:style-name="P6"/>
      <text:p text:style-name="P6">* Avoid modifying a container (remove/insert elements) while iterating. If you have to, use an STL algorithm, such as one of the std::<text:span text:style-name="T9">remove</text:span>() family.</text:p>
      <text:p text:style-name="P6">* Prefer the STL-compatible iterators over the Java-style ones.</text:p>
      <text:p text:style-name="P6">* If you do use the Java-style iterators, avoid using the mutating ones.</text:p>
      <text:p text:style-name="P6"/>
      <text:p text:style-name="P22">* Declare your enums and QFlags as <text:span text:style-name="T1">Q_PRIMITIVE_TYPE</text:span> if there’s a chance they will be held in Qt containers.</text:p>
      <text:p text:style-name="P22">* Declare your value-types <text:span text:style-name="T1">Q_MOVABLE_TYPE</text:span> if there’s a chance they will be held in Qt containers.</text:p>
      <text:p text:style-name="P22">* Don’t change the classification of a type if you need to maintain binary compatibility.</text:p>
      <text:p text:style-name="P28">* <text:span text:style-name="T24">Avoid </text:span><text:span text:style-name="T14">QList&lt;T&gt;</text:span><text:span text:style-name="T24"> where T is not declared as either</text:span><text:span text:style-name="T7"> Q_MOVABLE_TYPE</text:span><text:span text:style-name="T24"> or </text:span><text:span text:style-name="T7">Q_PRIMITIVE_TYPE</text:span><text:span text:style-name="T24"> or where </text:span><text:span text:style-name="T14">sizeof(T) != sizeof(void*)</text:span><text:span text:style-name="T24"> (remember to check both 32 and 64-bit platform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1-03T12:37:56.509134244</dc:date>
    <meta:editing-duration>PT34M21S</meta:editing-duration>
    <meta:editing-cycles>50</meta:editing-cycles>
    <meta:document-statistic meta:table-count="0" meta:image-count="0" meta:object-count="0" meta:page-count="3" meta:paragraph-count="51" meta:word-count="641" meta:character-count="3918" meta:non-whitespace-character-count="3313"/>
  </office:meta>
</office:document-meta>
</file>